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i>X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i>Y</mi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i>Z</mi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row>
                    <mi>X</mi>
                    <mo stretchy="false">+</mo>
                    <mi>V</mi>
                  </mrow>
                  <mn>1</mn>
                </mrow>
              </mtd>
            </mtr>
            <mtr>
              <mtd>
                <mrow>
                  <mrow>
                    <mi>Y</mi>
                    <mo stretchy="false">+</mo>
                    <mi>V</mi>
                  </mrow>
                  <mn>2</mn>
                </mrow>
              </mtd>
            </mtr>
            <mtr>
              <mtd>
                <mrow>
                  <mrow>
                    <mi>Z</mi>
                    <mo stretchy="false">+</mo>
                    <mi>V</mi>
                  </mrow>
                  <mn>3</mn>
                </mrow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[matrix{ 1#0#0#X##0#1#0#Y##0#0#1#Z##0#0#0#1 } right] * left [ stack {V1#V2#V3#1} right ] =left[ stack{X+V1#Y+V2#Z+V3#1 }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47:32.937550306</meta:creation-date>
    <meta:print-date>2015-05-15T11:08:43.896901364</meta:print-date>
    <meta:generator>LibreOffice/4.4.3.2$Linux_X86_64 LibreOffice_project/40$Build-2</meta:generator>
    <dc:date>2015-06-13T12:54:48.152522142</dc:date>
    <meta:editing-duration>P1DT22M48S</meta:editing-duration>
    <meta:editing-cycles>4</meta:editing-cycles>
  </office:meta>
</office:document-meta>
</file>